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49ea9" officeooo:paragraph-rsid="00049ea9"/>
    </style:style>
    <style:style style:name="P2" style:family="paragraph" style:parent-style-name="Standard">
      <style:text-properties officeooo:rsid="0005b2df" officeooo:paragraph-rsid="0005b2df"/>
    </style:style>
    <style:style style:name="P3" style:family="paragraph" style:parent-style-name="Standard">
      <style:text-properties officeooo:rsid="0006194e" officeooo:paragraph-rsid="0006194e"/>
    </style:style>
    <style:style style:name="P4" style:family="paragraph" style:parent-style-name="Standard">
      <style:text-properties officeooo:rsid="00080f21" officeooo:paragraph-rsid="00080f21"/>
    </style:style>
    <style:style style:name="P5" style:family="paragraph" style:parent-style-name="Standard" style:list-style-name="L1">
      <style:text-properties officeooo:rsid="00049ea9" officeooo:paragraph-rsid="00049ea9"/>
    </style:style>
    <style:style style:name="P6" style:family="paragraph" style:parent-style-name="Standard" style:list-style-name="L1">
      <style:text-properties officeooo:rsid="0005b2df" officeooo:paragraph-rsid="0005b2df"/>
    </style:style>
    <style:style style:name="P7" style:family="paragraph" style:parent-style-name="Standard" style:list-style-name="L2">
      <style:text-properties officeooo:rsid="0006194e" officeooo:paragraph-rsid="0006194e"/>
    </style:style>
    <style:style style:name="P8" style:family="paragraph" style:parent-style-name="Standard" style:list-style-name="L3">
      <style:text-properties officeooo:rsid="0006194e" officeooo:paragraph-rsid="0006194e"/>
    </style:style>
    <style:style style:name="P9" style:family="paragraph" style:parent-style-name="Standard" style:list-style-name="L4">
      <style:text-properties officeooo:rsid="0008b30f" officeooo:paragraph-rsid="0008b30f"/>
    </style:style>
    <style:style style:name="P10" style:family="paragraph" style:parent-style-name="Standard" style:list-style-name="L4">
      <style:text-properties officeooo:rsid="00090806" officeooo:paragraph-rsid="00090806"/>
    </style:style>
    <style:style style:name="P11" style:family="paragraph" style:parent-style-name="Standard">
      <style:text-properties officeooo:rsid="00090806" officeooo:paragraph-rsid="00090806"/>
    </style:style>
    <style:style style:name="P12" style:family="paragraph" style:parent-style-name="Standard">
      <style:text-properties style:text-underline-style="solid" style:text-underline-width="auto" style:text-underline-color="font-color" officeooo:rsid="000b8a33" officeooo:paragraph-rsid="000b8a33"/>
    </style:style>
    <style:style style:name="P13" style:family="paragraph" style:parent-style-name="Standard">
      <style:text-properties style:text-underline-style="none" officeooo:rsid="000b8a33" officeooo:paragraph-rsid="000b8a33"/>
    </style:style>
    <style:style style:name="P14" style:family="paragraph" style:parent-style-name="Standard" style:list-style-name="L5">
      <style:text-properties style:text-underline-style="none" officeooo:rsid="000b8a33" officeooo:paragraph-rsid="000b8a33"/>
    </style:style>
    <style:style style:name="T1" style:family="text">
      <style:text-properties officeooo:rsid="0005b2df"/>
    </style:style>
    <style:style style:name="T2" style:family="text">
      <style:text-properties officeooo:rsid="000722d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are the 7 key principles of the data protection act:</text:p>
      <text:list xml:id="list3234286566" text:style-name="L1">
        <text:list-item>
          <text:p text:style-name="P5">Lawfulness, fairness, and transparency</text:p>
        </text:list-item>
        <text:list-item>
          <text:p text:style-name="P5">Purpose limitation – only collect appropriate data for your purpose</text:p>
        </text:list-item>
        <text:list-item>
          <text:p text:style-name="P5">Data minimisation – limit data to only what is strictly necessary. Collected data must be adequate, relevant, and limited</text:p>
        </text:list-item>
        <text:list-item>
          <text:p text:style-name="P5">Accuracy – organisations must make a reasonable effort to ensure collected data is accurate and kept up to date</text:p>
        </text:list-item>
        <text:list-item>
          <text:p text:style-name="P5">Storage limitation – you must not hold personal data for any longer than is necessary for fulfilling your stated purposes</text:p>
        </text:list-item>
        <text:list-item>
          <text:p text:style-name="P5">Integrity and confidentiality – the organisation must take measures to secure the integrity and confidentiality of the data <text:span text:style-name="T1">they</text:span> collect and process</text:p>
        </text:list-item>
        <text:list-item>
          <text:p text:style-name="P6">Accountability – organisations are accountable for how they handle the data they collect and process, and must be able to demonstrate compliance with the GDPR principles</text:p>
        </text:list-item>
      </text:list>
      <text:p text:style-name="P2"/>
      <text:p text:style-name="P3">What is the Data Protection Act?</text:p>
      <text:list xml:id="list1688788030" text:style-name="L2">
        <text:list-item>
          <text:p text:style-name="P7">The Data Protection Act is a <text:span text:style-name="T2">UK </text:span>law that regulates how personal information about individuals is used by organisations and the government</text:p>
        </text:list-item>
      </text:list>
      <text:p text:style-name="P3">What does it protect?</text:p>
      <text:list xml:id="list1110937306" text:style-name="L3">
        <text:list-item>
          <text:p text:style-name="P8">It protects individuals’ rights regarding their personal data, ensuring it is kept secure, processed fairly, and fit for purpose</text:p>
        </text:list-item>
      </text:list>
      <text:p text:style-name="P3"/>
      <text:p text:style-name="P4">How can a business ensure they comply with the Data Protection Act?</text:p>
      <text:list xml:id="list2729654183" text:style-name="L4">
        <text:list-item>
          <text:p text:style-name="P9">They can ensure compliance by only collecting necessary data, conducting regular audits, and encrypting potentially sensitive information</text:p>
        </text:list-item>
        <text:list-item>
          <text:p text:style-name="P10">Businesses must follow the key principles of the Data Protection Act</text:p>
        </text:list-item>
      </text:list>
      <text:p text:style-name="P11"/>
      <text:p text:style-name="P11"/>
      <text:p text:style-name="P11"/>
      <text:p text:style-name="P12">Breaches of GDPR</text:p>
      <text:p text:style-name="P13">What happened?</text:p>
      <text:list xml:id="list2003347496" text:style-name="L5">
        <text:list-item>
          <text:p text:style-name="P14">In 2016 Facebook agreed to pay a fine of £500,000 to the Information Commissioner’s Office (ICO) over the Cambridge Analytica scandal</text:p>
        </text:list-item>
        <text:list-item>
          <text:p text:style-name="P14">The Cambridge Analytica scandal involved the unauthorised collection of personal data from millions of Facebook users <text:s/>for political advertising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5T09:24:22.958200186</meta:creation-date>
    <meta:generator>LibreOffice/7.3.7.2$Linux_X86_64 LibreOffice_project/30$Build-2</meta:generator>
    <dc:date>2025-09-25T12:06:11.116080375</dc:date>
    <meta:editing-duration>PT47M34S</meta:editing-duration>
    <meta:editing-cycles>8</meta:editing-cycles>
    <meta:document-statistic meta:table-count="0" meta:image-count="0" meta:object-count="0" meta:page-count="1" meta:paragraph-count="19" meta:word-count="274" meta:character-count="1742" meta:non-whitespace-character-count="1493"/>
  </office:meta>
</office:document-meta>
</file>